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2.018cm"/>
    </style:style>
    <style:style style:name="gr6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4.3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8.2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1.1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1.69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controls" svg:x1="15.478cm" svg:y1="6.715cm" svg:x2="15.478cm" svg:y2="12.049cm">
          <text:p/>
        </draw:line>
        <draw:custom-shape draw:style-name="gr2" draw:text-style-name="P1" draw:layer="layout" svg:width="3.358cm" svg:height="1.697cm" svg:x="3.159cm" svg:y="1.458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58cm" svg:height="1.697cm" svg:x="13.83cm" svg:y="1.345cm">
          <text:p text:style-name="P1">Made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39cm" svg:height="1.696cm" svg:x="21.953cm" svg:y="1.232cm">
          <text:p text:style-name="P1">ZHdK-AG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79cm" svg:height="14.988cm" svg:x="4.433cm" svg:y="4.1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79cm" svg:height="2.488cm" svg:x="15.219cm" svg:y="4.17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012cm" svg:y1="4.738cm" svg:x2="15.224cm" svg:y2="4.81cm">
          <text:p text:style-name="P1"/>
        </draw:line>
        <draw:frame draw:style-name="gr5" draw:text-style-name="P2" draw:layer="layout" svg:width="2.762cm" svg:height="0.763cm" svg:x="8.736cm" svg:y="3.965cm">
          <draw:text-box>
            <text:p text:style-name="P2"><text:span text:style-name="T1">GET:</text:span><text:span text:style-name="T2"> /login</text:span></text:p>
          </draw:text-box>
        </draw:frame>
        <draw:line draw:style-name="gr6" draw:text-style-name="P1" draw:layer="layout" svg:x1="15.097cm" svg:y1="6.08cm" svg:x2="5.012cm" svg:y2="6.095cm">
          <text:p/>
        </draw:line>
        <draw:frame draw:style-name="gr7" draw:text-style-name="P2" draw:layer="layout" svg:width="1.39cm" svg:height="1.275cm" svg:x="9.617cm" svg:y="5.299cm">
          <draw:text-box>
            <text:p text:style-name="P2"><text:span text:style-name="T1">302</text:span></text:p>
            <text:p text:style-name="P2"><text:span text:style-name="T1"/></text:p>
          </draw:text-box>
        </draw:frame>
        <draw:custom-shape draw:style-name="gr3" draw:text-style-name="P1" draw:layer="layout" svg:width="0.579cm" svg:height="4.524cm" svg:x="23.542cm" svg:y="7.22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012cm" svg:y1="7.792cm" svg:x2="23.54cm" svg:y2="7.812cm">
          <text:p/>
        </draw:line>
        <draw:frame draw:style-name="gr8" draw:text-style-name="P2" draw:layer="layout" svg:width="13.297cm" svg:height="0.792cm" svg:x="8.023cm" svg:y="7cm">
          <draw:text-box>
            <text:p text:style-name="P2"><text:span text:style-name="T1">GET</text:span><text:span text:style-name="T2">: http://www.zhdk.ch/?auth/madek&amp;url_postlogin=http...</text:span></text:p>
          </draw:text-box>
        </draw:frame>
        <draw:line draw:style-name="gr6" draw:text-style-name="P1" draw:layer="layout" svg:x1="23.54cm" svg:y1="8.943cm" svg:x2="5.012cm" svg:y2="8.923cm">
          <text:p/>
        </draw:line>
        <draw:frame draw:style-name="gr9" draw:text-style-name="P2" draw:layer="layout" svg:width="3.705cm" svg:height="0.763cm" svg:x="13.076cm" svg:y="8.13cm">
          <draw:text-box>
            <text:p text:style-name="P2"><text:span text:style-name="T1">200 </text:span><text:span text:style-name="T3">text/html</text:span></text:p>
          </draw:text-box>
        </draw:frame>
        <draw:line draw:style-name="gr6" draw:text-style-name="P1" draw:layer="controls" svg:x1="5.012cm" svg:y1="10.054cm" svg:x2="23.54cm" svg:y2="10.074cm">
          <text:p/>
        </draw:line>
        <draw:frame draw:style-name="gr10" draw:text-style-name="P2" draw:layer="controls" svg:width="5.277cm" svg:height="0.763cm" svg:x="11.497cm" svg:y="9.262cm">
          <draw:text-box>
            <text:p text:style-name="P2"><text:span text:style-name="T1">POST: </text:span><text:span text:style-name="T3">login credentials</text:span></text:p>
          </draw:text-box>
        </draw:frame>
        <draw:custom-shape draw:style-name="gr3" draw:text-style-name="P1" draw:layer="controls" svg:width="0.579cm" svg:height="7.059cm" svg:x="15.276cm" svg:y="12.10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controls" svg:width="9.62cm" svg:height="0.763cm" svg:x="5.187cm" svg:y="11.951cm">
          <draw:text-box>
            <text:p text:style-name="P2"><text:span text:style-name="T1">GET: </text:span><text:span text:style-name="T3">/authenticator/zhdk/login_successful/:id</text:span></text:p>
          </draw:text-box>
        </draw:frame>
        <draw:line draw:style-name="gr6" draw:text-style-name="P1" draw:layer="controls" svg:x1="15.224cm" svg:y1="13.954cm" svg:x2="5.012cm" svg:y2="13.955cm">
          <text:p/>
        </draw:line>
        <draw:frame draw:style-name="gr12" draw:text-style-name="P2" draw:layer="controls" svg:width="1.39cm" svg:height="1.275cm" svg:x="9.533cm" svg:y="13.094cm">
          <draw:text-box>
            <text:p text:style-name="P2"><text:span text:style-name="T1">302</text:span></text:p>
            <text:p text:style-name="P2"><text:span text:style-name="T1"/></text:p>
          </draw:text-box>
        </draw:frame>
        <draw:frame draw:style-name="gr13" draw:text-style-name="P2" draw:layer="controls" svg:width="1.797cm" svg:height="0.763cm" svg:x="9.208cm" svg:y="14.253cm">
          <draw:text-box>
            <text:p text:style-name="P2"><text:span text:style-name="T1">GET:</text:span><text:span text:style-name="T2"> /</text:span></text:p>
          </draw:text-box>
        </draw:frame>
        <draw:line draw:style-name="gr6" draw:text-style-name="P1" draw:layer="controls" svg:x1="5.012cm" svg:y1="15.069cm" svg:x2="15.224cm" svg:y2="15.097cm">
          <text:p/>
        </draw:line>
        <draw:line draw:style-name="gr6" draw:text-style-name="P1" draw:layer="controls" svg:x1="5.012cm" svg:y1="12.781cm" svg:x2="15.224cm" svg:y2="12.811cm">
          <text:p/>
        </draw:line>
        <draw:line draw:style-name="gr6" draw:text-style-name="P1" draw:layer="controls" svg:x1="23.541cm" svg:y1="11.249cm" svg:x2="5.013cm" svg:y2="11.229cm">
          <text:p/>
        </draw:line>
        <draw:frame draw:style-name="gr7" draw:text-style-name="P2" draw:layer="controls" svg:width="1.39cm" svg:height="1.275cm" svg:x="14.349cm" svg:y="10.521cm">
          <draw:text-box>
            <text:p text:style-name="P2"><text:span text:style-name="T1">302</text:span></text:p>
            <text:p text:style-name="P2"><text:span text:style-name="T1"/></text:p>
          </draw:text-box>
        </draw:frame>
        <draw:line draw:style-name="gr6" draw:text-style-name="P1" draw:layer="controls" svg:x1="15.224cm" svg:y1="16.24cm" svg:x2="5.012cm" svg:y2="16.198cm">
          <text:p/>
        </draw:line>
        <draw:frame draw:style-name="gr7" draw:text-style-name="P2" draw:layer="controls" svg:width="1.39cm" svg:height="1.275cm" svg:x="9.533cm" svg:y="15.336cm">
          <draw:text-box>
            <text:p text:style-name="P2"><text:span text:style-name="T1">302</text:span></text:p>
            <text:p text:style-name="P2"><text:span text:style-name="T1"/></text:p>
          </draw:text-box>
        </draw:frame>
        <draw:frame draw:style-name="gr14" draw:text-style-name="P2" draw:layer="controls" svg:width="2.407cm" svg:height="0.763cm" svg:x="9.208cm" svg:y="16.495cm">
          <draw:text-box>
            <text:p text:style-name="P2"><text:span text:style-name="T1">GET:</text:span><text:span text:style-name="T2"> /my</text:span></text:p>
          </draw:text-box>
        </draw:frame>
        <draw:line draw:style-name="gr6" draw:text-style-name="P1" draw:layer="controls" svg:x1="5.064cm" svg:y1="17.383cm" svg:x2="15.224cm" svg:y2="17.383cm">
          <text:p/>
        </draw:line>
        <draw:line draw:style-name="gr6" draw:text-style-name="P1" draw:layer="controls" svg:x1="15.225cm" svg:y1="18.621cm" svg:x2="5.013cm" svg:y2="18.579cm">
          <text:p/>
        </draw:line>
        <draw:frame draw:style-name="gr7" draw:text-style-name="P2" draw:layer="controls" svg:width="4.167cm" svg:height="1.275cm" svg:x="8.817cm" svg:y="17.764cm">
          <draw:text-box>
            <text:p text:style-name="P2"><text:span text:style-name="T1">200 </text:span><text:span text:style-name="T3">text/html</text:span></text:p>
            <text:p text:style-name="P2"><text:span text:style-name="T1"/></text:p>
          </draw:text-box>
        </draw:frame>
        <draw:line draw:style-name="gr1" draw:text-style-name="P1" draw:layer="controls" svg:x1="4.683cm" svg:y1="3.159cm" svg:x2="4.683cm" svg:y2="4.175cm">
          <text:p/>
        </draw:line>
        <draw:line draw:style-name="gr1" draw:text-style-name="P1" draw:layer="controls" svg:x1="15.478cm" svg:y1="3.032cm" svg:x2="15.478cm" svg:y2="4.175cm">
          <text:p/>
        </draw:line>
        <draw:line draw:style-name="gr1" draw:text-style-name="P1" draw:layer="controls" svg:x1="23.86cm" svg:y1="2.905cm" svg:x2="23.86cm" svg:y2="7.223cm">
          <text:p/>
        </draw:line>
        <draw:line draw:style-name="gr1" draw:text-style-name="P1" draw:layer="controls" svg:x1="23.86cm" svg:y1="11.795cm" svg:x2="23.86cm" svg:y2="19.0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us Kmit</meta:initial-creator>
    <meta:creation-date>2015-02-05T10:58:18.781383460</meta:creation-date>
    <dc:date>2015-02-05T12:21:21.110189559</dc:date>
    <dc:creator>Matus Kmit</dc:creator>
    <meta:editing-duration>PT6M50S</meta:editing-duration>
    <meta:editing-cycles>1</meta:editing-cycles>
    <meta:generator>LibreOffice/4.2.7.2$Linux_X86_64 LibreOffice_project/420m0$Build-2</meta:generator>
    <meta:document-statistic meta:object-count="36"/>
  </office:meta>
</office:document-meta>
</file>